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8.506cm" fo:min-width="24.24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T1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.743cm" svg:height="18.756cm" svg:x="8.557cm" svg:y="4.844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"><text:span text:style-name="T1">Gain </text:span></text:p>
          <text:p text:style-name="P1"><text:span text:style-name="T1">Stag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5:15:51.163996867</meta:creation-date>
    <dc:date>2021-05-14T19:22:24.820615093</dc:date>
    <meta:editing-duration>PT54M12S</meta:editing-duration>
    <meta:editing-cycles>8</meta:editing-cycles>
    <meta:generator>LibreOffice/6.4.6.2$Linux_X86_64 LibreOffice_project/40$Build-2</meta:generator>
    <meta:document-statistic meta:object-count="1"/>
  </office:meta>
</office:document-meta>
</file>